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9c1b" officeooo:paragraph-rsid="000b9c1b" style:font-weight-asian="bold" style:font-weight-complex="bold"/>
    </style:style>
    <style:style style:name="P2" style:family="paragraph" style:parent-style-name="Standard">
      <style:paragraph-properties fo:text-align="start" style:justify-single-word="false"/>
      <style:text-properties fo:font-weight="bold" officeooo:rsid="000b9c1b" officeooo:paragraph-rsid="000b9c1b" style:font-weight-asian="bold" style:font-weight-complex="bold"/>
    </style:style>
    <style:style style:name="P3" style:family="paragraph" style:parent-style-name="Standard">
      <style:paragraph-properties fo:text-align="start" style:justify-single-word="false"/>
      <style:text-properties fo:font-weight="bold" officeooo:rsid="000bbbdd" officeooo:paragraph-rsid="000bbbdd" style:font-weight-asian="bold" style:font-weight-complex="bold"/>
    </style:style>
    <style:style style:name="P4" style:family="paragraph" style:parent-style-name="Standard">
      <style:paragraph-properties fo:text-align="center" style:justify-single-word="false"/>
      <style:text-properties style:text-position="0% 100%" style:text-underline-style="none" fo:font-weight="bold" officeooo:rsid="000b9c1b" officeooo:paragraph-rsid="000b9c1b" fo:background-color="#ffff00"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0b9c1b" officeooo:paragraph-rsid="000b9c1b"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0f2fbf" officeooo:paragraph-rsid="000f2fbf"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13f493" officeooo:paragraph-rsid="0012d751"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13f493" officeooo:paragraph-rsid="0013f493" style:font-weight-asian="bold" style:font-weight-complex="bold"/>
    </style:style>
    <style:style style:name="P9" style:family="paragraph" style:parent-style-name="Standard" style:list-style-name="L1">
      <style:paragraph-properties fo:text-align="start" style:justify-single-word="false"/>
      <style:text-properties fo:font-weight="normal" officeooo:rsid="000fa790" officeooo:paragraph-rsid="000fa790"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118f9f" officeooo:paragraph-rsid="00118f9f" style:font-weight-asian="normal" style:font-weight-complex="normal"/>
    </style:style>
    <style:style style:name="P11" style:family="paragraph" style:parent-style-name="Standard">
      <style:paragraph-properties fo:text-align="start" style:justify-single-word="false"/>
      <style:text-properties fo:font-weight="normal" officeooo:rsid="0016ae44" officeooo:paragraph-rsid="0017dad2" style:font-weight-asian="normal" style:font-weight-complex="normal"/>
    </style:style>
    <style:style style:name="P12" style:family="paragraph" style:parent-style-name="Standard">
      <style:paragraph-properties fo:text-align="start" style:justify-single-word="false"/>
      <style:text-properties fo:font-weight="normal" officeooo:rsid="0016ae44" officeooo:paragraph-rsid="0019ed16" style:font-weight-asian="normal" style:font-weight-complex="normal"/>
    </style:style>
    <style:style style:name="P13" style:family="paragraph" style:parent-style-name="Standard">
      <style:paragraph-properties fo:text-align="start" style:justify-single-word="false"/>
      <style:text-properties fo:font-weight="normal" officeooo:rsid="0019ed16" officeooo:paragraph-rsid="0019ed16"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1a9091" officeooo:paragraph-rsid="001a9091" style:font-weight-asian="normal" style:font-weight-complex="normal"/>
    </style:style>
    <style:style style:name="P15" style:family="paragraph" style:parent-style-name="Standard">
      <style:paragraph-properties fo:text-align="start" style:justify-single-word="false"/>
      <style:text-properties fo:font-weight="normal" officeooo:rsid="001a9091" officeooo:paragraph-rsid="001a9091" style:font-weight-asian="normal" style:font-weight-complex="normal"/>
    </style:style>
    <style:style style:name="P16" style:family="paragraph" style:parent-style-name="Standard">
      <style:paragraph-properties fo:text-align="start" style:justify-single-word="false"/>
      <style:text-properties fo:font-weight="normal" officeooo:rsid="001b38cf" officeooo:paragraph-rsid="001b38cf" style:font-weight-asian="normal" style:font-weight-complex="normal"/>
    </style:style>
    <style:style style:name="T1" style:family="text">
      <style:text-properties officeooo:rsid="0012d751"/>
    </style:style>
    <style:style style:name="T2" style:family="text">
      <style:text-properties officeooo:rsid="0015c1ff"/>
    </style:style>
    <style:style style:name="T3" style:family="text">
      <style:text-properties officeooo:rsid="0017dad2"/>
    </style:style>
    <style:style style:name="T4" style:family="text">
      <style:text-properties officeooo:rsid="0018d296"/>
    </style:style>
    <style:style style:name="T5" style:family="text">
      <style:text-properties fo:font-weight="bold" officeooo:rsid="0013f493"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style:text-position="0% 100%"/>
    </style:style>
    <style:style style:name="T9" style:family="text">
      <style:text-properties officeooo:rsid="001b54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cient Egypt Draft</text:p>
      <text:p text:style-name="P1"/>
      <text:list xml:id="list73489287" text:style-name="L1">
        <text:list-item>
          <text:p text:style-name="P5">Introduction</text:p>
        </text:list-item>
        <text:list-item>
          <text:p text:style-name="P5">Timeline <text:span text:style-name="T1">DONE</text:span></text:p>
        </text:list-item>
        <text:list-item>
          <text:p text:style-name="P6">Language </text:p>
          <text:list>
            <text:list-item>
              <text:p text:style-name="P7">Hieroglyphs</text:p>
            </text:list-item>
            <text:list-item>
              <text:p text:style-name="P8">Impact of the Hieroglyphs</text:p>
            </text:list-item>
          </text:list>
        </text:list-item>
        <text:list-item>
          <text:p text:style-name="P6">Culture</text:p>
          <text:list>
            <text:list-item>
              <text:p text:style-name="P9">Alexandria</text:p>
            </text:list-item>
            <text:list-item>
              <text:p text:style-name="P9">Library of Alexandria</text:p>
            </text:list-item>
            <text:list-item>
              <text:p text:style-name="P9">Mummification</text:p>
            </text:list-item>
            <text:list-item>
              <text:p text:style-name="P9">Post life beliefs</text:p>
            </text:list-item>
            <text:list-item>
              <text:p text:style-name="P9">River Nile</text:p>
            </text:list-item>
            <text:list-item>
              <text:p text:style-name="P9">Pharaohs</text:p>
            </text:list-item>
            <text:list-item>
              <text:p text:style-name="P9">Artifacts</text:p>
            </text:list-item>
            <text:list-item>
              <text:p text:style-name="P10">The Solar <text:span text:style-name="T2">Calendar</text:span></text:p>
            </text:list-item>
          </text:list>
        </text:list-item>
        <text:list-item>
          <text:p text:style-name="P5">Building of the Pyramids</text:p>
          <text:p text:style-name="P5"><text:s/></text:p>
        </text:list-item>
      </text:list>
      <text:p text:style-name="P2"/>
      <text:p text:style-name="P2"/>
      <text:p text:style-name="P3">Introduction:</text:p>
      <text:p text:style-name="P3"/>
      <text:p text:style-name="P11">Ancient Egyptian rule began some 5000 years ago and the Pharaohs continued to rule <text:span text:style-name="T4">up to</text:span> 3000 years. The civilization began <text:span text:style-name="T3">in modern day North Africa, concentrated along the rile Nile, and it thrived due to the ability of the Egyptians to adapt to conditions of the valley. They excelled at a system of controlled irrigation and predicting floods which allowed them to produce a surplus amount of crops to sustain a large population. </text:span></text:p>
      <text:p text:style-name="P11"><text:span text:style-name="T3">Coupled with the central rule and fertile lands, the river Nile gave way to an incredible Empire that would go down in history as one of the greatest ancient civilizations to ever exist. </text:span></text:p>
      <text:p text:style-name="P12"><text:span text:style-name="T3">The ancient Egyptians also excelled in fields such as quarrying, surveying and construction methods which alongside a system of mathematics allowed the creation of the monumental pyramids.</text:span> </text:p>
      <text:p text:style-name="P12"><text:span text:style-name="T5"/></text:p>
      <text:p text:style-name="P12"><text:span text:style-name="T5">Hieroglyphs:</text:span></text:p>
      <text:p text:style-name="P12"><text:span text:style-name="T5"/></text:p>
      <text:p text:style-name="P13">Hieroglyph are made up of two Greek word meaning ‘holy’ and <text:s/>‘writing’. Hieroglyphs are an ancient Egyptian writing system, believed to be an invention of the Gods. In the native language they are known as <text:span text:style-name="T6">medu netjer</text:span>. </text:p>
      <text:p text:style-name="P13">The hieroglyph script is made up of three parts:</text:p>
      <text:list xml:id="list1738767874" text:style-name="L2">
        <text:list-item>
          <text:p text:style-name="P14">Logogram: Which represents words</text:p>
        </text:list-item>
        <text:list-item>
          <text:p text:style-name="P14">Phonogram: Which represents sounds</text:p>
        </text:list-item>
        <text:list-item>
          <text:p text:style-name="P14">Determinates: Which are added at the end of sentences to clarify their meaning.</text:p>
        </text:list-item>
      </text:list>
      <text:p text:style-name="P15"/>
      <text:p text:style-name="P15">The origin of the hieroglyphs are poorly understood, not unlike most Egyptian artifacts. The writing was seemingly done on clay tablet, which were covered with a layer of plaster which could be easily washed and replaced, hence allowing the device to be used as a convenient method of writing scripts. </text:p>
      <text:p text:style-name="P15">The script changed from the hard to write hieroglyphs to a hieratic one, promoted almost entirely by the priests who wanted a simpler method of writing. </text:p>
      <text:p text:style-name="P15">This progressed towards a demotic script which lacked pictorial writing almost entirely around 7<text:span text:style-name="T7">th</text:span> century BC. </text:p>
      <text:p text:style-name="P16"><text:soft-page-break/>The hieroglyphs were first deciphered by a French archaeologist, Jean Francios Champollion. <text:span text:style-name="T9">He found the rosetta sculpture which contained the same decree by a Pharaoh written in Greek, Demotic and Hieroglyph. This allowed him to eventually decipher the language and he maintained that the writing was a mixture of signals representing sounds, ideas and words and lacked the common alphabets.</text:spa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15:48:35.849593607</meta:creation-date>
    <dc:date>2020-05-08T10:56:16.842332489</dc:date>
    <meta:editing-duration>PT11H57M56S</meta:editing-duration>
    <meta:editing-cycles>14</meta:editing-cycles>
    <meta:generator>LibreOffice/6.3.4.2$Linux_X86_64 LibreOffice_project/30$Build-2</meta:generator>
    <meta:document-statistic meta:table-count="0" meta:image-count="0" meta:object-count="0" meta:page-count="2" meta:paragraph-count="31" meta:word-count="406" meta:character-count="2453" meta:non-whitespace-character-count="2085"/>
  </office:meta>
</office:document-meta>
</file>